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P29" style:parent-style-name="Normal" style:list-style-name="LFO2" style:family="paragraph"/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P33" style:parent-style-name="Normal" style:list-style-name="LFO2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2" style:family="paragraph"/>
    <style:style style:name="P36" style:parent-style-name="Normal" style:list-style-name="LFO2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2" style:family="paragraph"/>
    <style:style style:name="P39" style:parent-style-name="Normal" style:list-style-name="LFO2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2" style:family="paragraph"/>
    <style:style style:name="P42" style:parent-style-name="Normal" style:list-style-name="LFO2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2" style:family="paragraph"/>
  </office:automatic-styles>
  <office:body>
    <office:text text:use-soft-page-breaks="true">
      <text:h text:style-name="P1" text:outline-level="1">Mission 2<text:s/>Demo and<text:s/>Explanation:<text:s/><text:line-break/>Object Detection.py<text:s/></text:h>
      <text:list text:style-name="LFO1" text:continue-numbering="true">
        <text:list-item>
          <text:p text:style-name="P2"><text:span text:style-name="T3">Conversion to Grayscale and Thresholding:</text:span></text:p>
          <text:list text:continue-numbering="true">
            <text:list-item>
              <text:p text:style-name="P4">The image is first converted from RGBA to grayscale.</text:p>
            </text:list-item>
            <text:list-item>
              <text:p text:style-name="P5">A binary threshold is applied to create a binary image where pixel values are either 0 or 255.</text:p>
            </text:list-item>
          </text:list>
        </text:list-item>
        <text:list-item>
          <text:p text:style-name="P6"><text:span text:style-name="T7">Color Segmentation:</text:span></text:p>
          <text:list text:continue-numbering="true">
            <text:list-item>
              <text:p text:style-name="P8">The image is converted to the HSV color space for more effective color segmentation.</text:p>
            </text:list-item>
            <text:list-item>
              <text:p text:style-name="P9">A mask is created to filter out pixels that fall within the specified HSV range, targeting a specific color (greenish-yellow in this case).</text:p>
            </text:list-item>
          </text:list>
        </text:list-item>
        <text:list-item>
          <text:p text:style-name="P10"><text:span text:style-name="T11">Contour Detection and Filtering:</text:span></text:p>
          <text:list text:continue-numbering="true">
            <text:list-item>
              <text:p text:style-name="P12">Contours are found in the binary mask.</text:p>
            </text:list-item>
            <text:list-item>
              <text:p text:style-name="P13">Small contours, which are likely noise, are filtered out based on their area.</text:p>
            </text:list-item>
          </text:list>
        </text:list-item>
        <text:list-item>
          <text:p text:style-name="P14"><text:span text:style-name="T15">Object Identification:</text:span></text:p>
          <text:list text:continue-numbering="true">
            <text:list-item>
              <text:p text:style-name="P16">For each valid contour, a bounding rectangle is drawn around it.</text:p>
            </text:list-item>
            <text:list-item>
              <text:p text:style-name="P17">The centroid of each object is calculated using image moments.</text:p>
            </text:list-item>
            <text:list-item>
              <text:p text:style-name="P18">Centroids and sizes of the detected objects are stored in a list.</text:p>
            </text:list-item>
          </text:list>
        </text:list-item>
        <text:list-item>
          <text:p text:style-name="P19"><text:span text:style-name="T20">Visualization:</text:span></text:p>
          <text:list text:continue-numbering="true">
            <text:list-item>
              <text:p text:style-name="P21">The detected objects are visualized by drawing rectangles around them on a copy of the original image.</text:p>
            </text:list-item>
            <text:list-item>
              <text:p text:style-name="P22">The processed image is displayed in a window for verification.</text:p>
            </text:list-item>
          </text:list>
        </text:list-item>
        <text:list-item>
          <text:p text:style-name="P23"><text:span text:style-name="T24">Return Detected Objects:</text:span></text:p>
          <text:list text:continue-numbering="true">
            <text:list-item>
              <text:p text:style-name="P25">The function returns a list of dictionaries, each containing the centroid and size of a detected object.</text:p>
            </text:list-item>
          </text:list>
        </text:list-item>
      </text:list>
      <text:p text:style-name="Normal"/>
      <text:p text:style-name="Normal">Robot Manipulator<text:s/></text:p>
      <text:list text:style-name="LFO2" text:continue-numbering="true">
        <text:list-item>
          <text:p text:style-name="P26"><text:span text:style-name="T27">Convert Pixel to Normalized Image Coordinates:</text:span></text:p>
          <text:list text:continue-numbering="true">
            <text:list-item>
              <text:p text:style-name="P28">The pixel coordinates (x, y) are converted to normalized image coordinates using the camera's intrinsic matrix.</text:p>
            </text:list-item>
            <text:list-item>
              <text:p text:style-name="P29">The depth value (z) is included to get the correct scale in the camera's 3D space.</text:p>
            </text:list-item>
          </text:list>
        </text:list-item>
        <text:list-item>
          <text:p text:style-name="P30"><text:span text:style-name="T31">Scale by Depth:</text:span></text:p>
          <text:soft-page-break/>
          <text:list text:continue-numbering="true">
            <text:list-item>
              <text:p text:style-name="P32">The normalized coordinates are scaled by the depth (distance from the camera) to get the 3D coordinates in the camera frame.</text:p>
            </text:list-item>
          </text:list>
        </text:list-item>
        <text:list-item>
          <text:p text:style-name="P33"><text:span text:style-name="T34">Convert to Homogeneous Coordinates:</text:span></text:p>
          <text:list text:continue-numbering="true">
            <text:list-item>
              <text:p text:style-name="P35">The 3D coordinates are converted to homogeneous coordinates by adding a 1. This allows for the application of transformation matrices that include translation.</text:p>
            </text:list-item>
          </text:list>
        </text:list-item>
        <text:list-item>
          <text:p text:style-name="P36"><text:span text:style-name="T37">Apply Transformation Matrix:</text:span></text:p>
          <text:list text:continue-numbering="true">
            <text:list-item>
              <text:p text:style-name="P38">The transformation matrix, which maps coordinates from the camera frame to the robot base frame, is applied to the homogeneous coordinates.</text:p>
            </text:list-item>
          </text:list>
        </text:list-item>
        <text:list-item>
          <text:p text:style-name="P39"><text:span text:style-name="T40">Convert Back to Non-Homogeneous Coordinates:</text:span></text:p>
          <text:list text:continue-numbering="true">
            <text:list-item>
              <text:p text:style-name="P41">The resulting coordinates are converted back to non-homogeneous form by dropping the last element (which was added for the homogeneous transformation).</text:p>
            </text:list-item>
          </text:list>
        </text:list-item>
        <text:list-item>
          <text:p text:style-name="P42"><text:span text:style-name="T43">Return Base Frame Coordinates:</text:span></text:p>
          <text:list text:continue-numbering="true">
            <text:list-item>
              <text:p text:style-name="P44">The final coordinates in the robot base frame are returned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manuel Appiah</meta:initial-creator>
    <dc:creator>Emmanuel Appiah</dc:creator>
    <meta:creation-date>2024-05-06T16:11:00Z</meta:creation-date>
    <dc:date>2024-05-13T16:26:00Z</dc:date>
    <meta:template xlink:href="Normal" xlink:type="simple"/>
    <meta:editing-cycles>1</meta:editing-cycles>
    <meta:editing-duration>PT3660S</meta:editing-duration>
    <meta:user-defined meta:name="GrammarlyDocumentId">a583224d-d268-47fc-917d-c60189f8b424</meta:user-defined>
    <meta:document-statistic meta:page-count="2" meta:paragraph-count="4" meta:word-count="331" meta:character-count="2220" meta:row-count="15" meta:non-whitespace-character-count="1893"/>
  </office:meta>
</office:document-meta>
</file>